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0E000004FDBD4653719B7D7EB0.png" manifest:media-type="image/png"/>
  <manifest:file-entry manifest:full-path="Pictures/1000020100000280000001E0805D194C03967C8F.png" manifest:media-type="image/png"/>
  <manifest:file-entry manifest:full-path="Pictures/100002010000032000000258BC06E487A7B050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cm"/>
    </style:style>
    <style:style style:name="gr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0.712cm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_32__20_Dots_20_1_20_Dash" svg:stroke-color="#000000" draw:fill="none" draw:textarea-horizontal-align="justify" draw:textarea-vertical-align="middle" draw:auto-grow-height="false" fo:min-height="3.052cm" fo:min-width="6.8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2.268cm, 1.471cm, 2.176cm)" draw:image-opacity="100%" style:mirror="non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006cm" fo:min-width="2.74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7cm" fo:min-width="2.743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7.843cm, 8.273cm, 1.471cm, 7.439cm)" draw:image-opacity="100%" style:mirror="none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1.703cm, 8.191cm, 9.587cm, 5.547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2.692cm" fo:min-width="3.712cm" fo:padding-top="0.166cm" fo:padding-bottom="0.166cm" fo:padding-left="0.291cm" fo:padding-right="0.291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2.671cm" fo:min-width="8.009cm" fo:padding-top="0.166cm" fo:padding-bottom="0.166cm" fo:padding-left="0.291cm" fo:padding-right="0.291cm"/>
    </style:style>
    <style:style style:name="gr15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2.589cm" fo:min-width="3.736cm" fo:padding-top="0.166cm" fo:padding-bottom="0.166cm" fo:padding-left="0.291cm" fo:padding-right="0.2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96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57cm, 0cm, 1.226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84cm, 6.956cm, 3.191cm, 6.83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.89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Courier 10 Pitch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48cm" svg:height="1.119cm" svg:x="3.921cm" svg:y="5.445cm">
          <draw:text-box>
            <text:p text:style-name="P1"><text:span text:style-name="T1">Query </text:span><text:span text:style-name="T1">term list</text:span></text:p>
          </draw:text-box>
        </draw:frame>
        <draw:line draw:style-name="gr2" draw:text-style-name="P3" draw:layer="layout" svg:x1="11.033cm" svg:y1="7.604cm" svg:x2="16.113cm" svg:y2="7.604cm">
          <text:p/>
        </draw:line>
        <draw:frame draw:style-name="gr3" draw:text-style-name="P5" draw:layer="layout" svg:width="6.496cm" svg:height="1.987cm" svg:x="10.525cm" svg:y="5.191cm">
          <draw:text-box>
            <text:p text:style-name="P4"><text:span text:style-name="T1">Complex network</text:span></text:p>
            <text:p text:style-name="P4"><text:span text:style-name="T1">construction</text:span></text:p>
          </draw:text-box>
        </draw:frame>
        <draw:line draw:style-name="gr2" draw:text-style-name="P3" draw:layer="layout" svg:x1="22.209cm" svg:y1="10.525cm" svg:x2="22.209cm" svg:y2="12.938cm">
          <text:p/>
        </draw:line>
        <draw:frame draw:style-name="gr4" draw:text-style-name="P5" draw:layer="layout" svg:width="8.274cm" svg:height="1.987cm" svg:x="17.872cm" svg:y="17.809cm">
          <draw:text-box>
            <text:p text:style-name="P4"><text:span text:style-name="T1">Community-</text:span><text:span text:style-name="T1">based</text:span></text:p>
            <text:p text:style-name="P4"><text:span text:style-name="T1">Subgroup </text:span><text:span text:style-name="T1">construction</text:span></text:p>
          </draw:text-box>
        </draw:frame>
        <draw:frame draw:style-name="gr5" draw:text-style-name="P7" draw:layer="layout" svg:width="4.826cm" svg:height="1.199cm" svg:x="4.175cm" svg:y="6.715cm">
          <draw:text-box>
            <text:p text:style-name="P6">T1,T2,…,Tn</text:p>
          </draw:text-box>
        </draw:frame>
        <draw:line draw:style-name="gr2" draw:text-style-name="P3" draw:layer="layout" svg:x1="17.637cm" svg:y1="15.732cm" svg:x2="15.097cm" svg:y2="16.748cm">
          <text:p/>
        </draw:line>
        <draw:custom-shape draw:style-name="gr6" draw:text-style-name="P8" draw:layer="layout" svg:width="7.366cm" svg:height="3.302cm" svg:x="1.635cm" svg:y="13.954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191cm" svg:height="6.985cm" svg:x="17.256cm" svg:y="3.032cm">
          <draw:image xlink:href="Pictures/100002010000032000000258BC06E487A7B05092.png" xlink:type="simple" xlink:show="embed" xlink:actuate="onLoad">
            <text:p/>
          </draw:image>
        </draw:frame>
        <draw:custom-shape draw:style-name="gr8" draw:text-style-name="P3" draw:layer="layout" svg:width="4.699cm" svg:height="3.302cm" svg:x="19.66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4.699cm" svg:height="2.921cm" svg:x="19.28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666cm" svg:height="3.429cm" svg:x="22.844cm" svg:y="13.192cm">
          <draw:image xlink:href="Pictures/100002010000032000000258BC06E487A7B05092.png" xlink:type="simple" xlink:show="embed" xlink:actuate="onLoad">
            <text:p/>
          </draw:image>
        </draw:frame>
        <draw:frame draw:style-name="gr11" draw:text-style-name="P3" draw:layer="layout" svg:width="3.809cm" svg:height="2.285cm" svg:x="18.146cm" svg:y="14.336cm">
          <draw:image xlink:href="Pictures/100002010000032000000258BC06E487A7B05092.png" xlink:type="simple" xlink:show="embed" xlink:actuate="onLoad">
            <text:p/>
          </draw:image>
        </draw:frame>
        <draw:frame draw:style-name="gr12" draw:text-style-name="P2" draw:layer="layout" svg:width="1.535cm" svg:height="1.119cm" svg:x="19.669cm" svg:y="16.675cm">
          <draw:text-box>
            <text:p text:style-name="P1"><text:span text:style-name="T1">G1</text:span></text:p>
          </draw:text-box>
        </draw:frame>
        <draw:frame draw:style-name="gr12" draw:text-style-name="P2" draw:layer="layout" svg:width="1.535cm" svg:height="1.119cm" svg:x="23.606cm" svg:y="16.748cm">
          <draw:text-box>
            <text:p text:style-name="P1"><text:span text:style-name="T1">G2</text:span></text:p>
          </draw:text-box>
        </draw:frame>
        <draw:custom-shape draw:style-name="gr13" draw:text-style-name="P8" draw:layer="layout" svg:width="4.318cm" svg:height="3.048cm" svg:x="10.525cm" svg:y="15.224cm">
          <text:p text:style-name="P4"><text:span text:style-name="T1">Rule</text:span></text:p>
          <text:p text:style-name="P4"><text:span text:style-name="T1">indu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8.509cm" svg:height="2.921cm" svg:x="8.112cm" svg:y="10.398cm">
          <text:p text:style-name="P4"><text:span text:style-name="T1">Ontology – </text:span><text:span text:style-name="T1">background</text:span></text:p>
          <text:p text:style-name="P4"><text:span text:style-name="T1">knowled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684cm" svg:y1="13.7cm" svg:x2="12.684cm" svg:y2="14.97cm">
          <text:p/>
        </draw:line>
        <draw:line draw:style-name="gr2" draw:text-style-name="P3" draw:layer="layout" svg:x1="10.017cm" svg:y1="16.748cm" svg:x2="6.969cm" svg:y2="16.748cm">
          <text:p/>
        </draw:line>
        <draw:custom-shape draw:style-name="gr15" draw:text-style-name="P8" draw:layer="layout" svg:width="4.318cm" svg:height="2.921cm" svg:x="2.27cm" svg:y="15.224cm">
          <text:p text:style-name="P4"><text:span text:style-name="T1">G1 ←. . .</text:span></text:p>
          <text:p text:style-name="P4"><text:span text:style-name="T1">G2 ←. . .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558cm" svg:height="1.987cm" svg:x="2.157cm" svg:y="18.272cm">
          <draw:text-box>
            <text:p text:style-name="P4"><text:span text:style-name="T1">Knowledge </text:span></text:p>
            <text:p text:style-name="P4"><text:span text:style-name="T1">discovery</text:span></text:p>
          </draw:text-box>
        </draw:frame>
      </draw:page>
      <draw:page draw:name="page2" draw:style-name="dp1" draw:master-page-name="Default">
        <draw:frame draw:style-name="gr17" draw:text-style-name="P9" draw:layer="layout" svg:width="17.956cm" svg:height="13.08cm" svg:x="0.951cm" svg:y="1.128cm">
          <draw:image xlink:href="Pictures/1000020100000280000001E0805D194C03967C8F.png" xlink:type="simple" xlink:show="embed" xlink:actuate="onLoad">
            <text:p/>
          </draw:image>
        </draw:frame>
        <draw:frame draw:style-name="gr18" draw:text-style-name="P9" draw:layer="layout" svg:width="13.887cm" svg:height="9.753cm" svg:x="12.176cm" svg:y="8.874cm">
          <draw:image xlink:href="Pictures/100002010000090E000004FDBD4653719B7D7EB0.png" xlink:type="simple" xlink:show="embed" xlink:actuate="onLoad">
            <text:p/>
          </draw:image>
        </draw:frame>
        <draw:frame draw:style-name="gr19" draw:text-style-name="P10" draw:layer="layout" svg:width="1.396cm" svg:height="1.331cm" svg:x="2.143cm" svg:y="11.226cm">
          <draw:text-box>
            <text:p><text:span text:style-name="T2">A)</text:span></text:p>
          </draw:text-box>
        </draw:frame>
        <draw:frame draw:style-name="gr20" draw:text-style-name="P10" draw:layer="layout" svg:width="1.396cm" svg:height="1.331cm" svg:x="22.971cm" svg:y="16.687cm">
          <draw:text-box>
            <text:p><text:span text:style-name="T2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33:56.537340098</meta:creation-date>
    <dc:date>2017-06-14T17:36:35.251333137</dc:date>
    <meta:editing-duration>PT41M40S</meta:editing-duration>
    <meta:editing-cycles>9</meta:editing-cycles>
    <meta:generator>LibreOffice/5.1.6.2$Linux_X86_64 LibreOffice_project/10m0$Build-2</meta:generator>
    <meta:document-statistic meta:object-count="25"/>
  </office:meta>
</office:document-meta>
</file>